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2" office:value-type="string" calcext:value-type="string">
            <text:p>Unchangeable titl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ustom dat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  <table:table-row table:style-name="ro1">
          <table:table-cell office:value-type="string" calcext:value-type="string">
            <text:p>finished_export_android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android_path</text:p>
          </table:table-cell>
          <table:table-cell office:value-type="string" calcext:value-type="string">
            <text:p>the file can be found in your DOWNLOADS folder</text:p>
          </table:table-cell>
          <table:table-cell office:value-type="string" calcext:value-type="string">
            <text:p>ניתן למצוא את הקובץ בתיקיית ההורדות שלך</text:p>
          </table:table-cell>
          <table:table-cell office:value-type="string" calcext:value-type="string">
            <text:p>файл можно найти в папке DOWNLOADS</text:p>
          </table:table-cell>
        </table:table-row>
        <table:table-row table:style-name="ro1">
          <table:table-cell office:value-type="string" calcext:value-type="string">
            <text:p>finished_export_ios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ios_path</text:p>
          </table:table-cell>
          <table:table-cell office:value-type="string" calcext:value-type="string">
            <text:p>the File can be found in iPhone File App &gt; On My Phone &gt; Time Check In/exports</text:p>
          </table:table-cell>
          <table:table-cell office:value-type="string" calcext:value-type="string">
            <text:p>ניתן למצוא את הקובץ באפליקציית הקבצים של iPhone &lt; בטלפון שלי &lt; TimeCheckIn/export</text:p>
          </table:table-cell>
          <table:table-cell office:value-type="string" calcext:value-type="string">
            <text:p>Файл можно найти в приложении «Файл iPhone» &gt; «На моем телефоне» &gt; «Время регистрации/экспорта»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2-11-28T22:15:02.297000000</dc:date>
    <meta:editing-duration>P5DT17H59M26S</meta:editing-duration>
    <meta:editing-cycles>342</meta:editing-cycles>
    <meta:generator>LibreOffice/7.4.2.3$Windows_X86_64 LibreOffice_project/382eef1f22670f7f4118c8c2dd222ec7ad009daf</meta:generator>
    <meta:document-statistic meta:table-count="1" meta:cell-count="780" meta:object-count="0"/>
  </office:meta>
</office:document-meta>
</file>